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vordan er det gået:</text:p>
      <text:list xml:id="list31427101" text:style-name="L1">
        <text:list-item>
          <text:p text:style-name="P1">Vi nåede ikke at færdiggøre vores sprintbacklog.</text:p>
        </text:list-item>
        <text:list-item>
          <text:p text:style-name="P1">3 for store og for komplekse opgaver.</text:p>
        </text:list-item>
        <text:list-item>
          <text:p text:style-name="P1">Uventet afhængighed Imellem opgaverne.</text:p>
        </text:list-item>
        <text:list-item>
          <text:p text:style-name="P1">Dele af opgaverne er færdiggjort. </text:p>
        </text:list-item>
        <text:list-item>
          <text:p text:style-name="P1">Har fået oprettet datastruktur til fremtidige sprints.</text:p>
        </text:list-item>
      </text:list>
      <text:p text:style-name="Standard"/>
      <text:p text:style-name="Standard">Hvad har vi lært?</text:p>
      <text:list xml:id="list31537135" text:continue-numbering="true" text:style-name="L1">
        <text:list-item>
          <text:p text:style-name="P1">Skal finde en bedre måde at fordele opgaverne på.</text:p>
        </text:list-item>
        <text:list-item>
          <text:p text:style-name="P1">Samt bedre brug af SVN.</text:p>
        </text:list-item>
        <text:list-item>
          <text:p text:style-name="P1">Skal være bedre til at bruge pair programming.</text:p>
        </text:list-item>
        <text:list-item>
          <text:p text:style-name="P1">Vi vil dele store opgaver op i små de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4T11:20:38.12</meta:creation-date>
    <dc:date>2012-04-04T11:38:46.29</dc:date>
    <meta:editing-duration>PT18M9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78" meta:character-count="415"/>
  </office:meta>
</office:document-meta>
</file>